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normal" officeooo:rsid="00138d17" officeooo:paragraph-rsid="00138d17" style:font-style-asian="normal" style:font-weight-asian="normal" style:font-name-complex="Arial" style:font-weight-complex="norm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normal" officeooo:rsid="00138d17" officeooo:paragraph-rsid="00138d17" style:font-weight-asian="normal" style:font-name-complex="Arial" style:font-weight-complex="norm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normal" fo:font-weight="normal" officeooo:rsid="001569d5" officeooo:paragraph-rsid="001569d5" style:font-style-asian="normal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38d17" officeooo:paragraph-rsid="001569d5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569d5" officeooo:paragraph-rsid="001569d5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723bc" officeooo:paragraph-rsid="001723bc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1723bc" officeooo:paragraph-rsid="0017f0f3" style:font-weight-asian="normal" style:font-name-complex="Arial" style:font-weight-complex="normal"/>
    </style:style>
    <style:style style:name="P16" style:family="paragraph" style:parent-style-name="Standard">
      <style:paragraph-properties style:snap-to-layout-grid="false"/>
      <style:text-properties style:font-name="Arial" fo:font-weight="normal" officeooo:rsid="0017f0f3" officeooo:paragraph-rsid="0017f0f3" style:font-weight-asian="normal" style:font-name-complex="Arial" style:font-weight-complex="normal"/>
    </style:style>
    <style:style style:name="P17" style:family="paragraph" style:parent-style-name="Heading_20_1">
      <style:text-properties fo:font-size="12pt" style:font-size-asian="12pt"/>
    </style:style>
    <style:style style:name="P18" style:family="paragraph" style:parent-style-name="Heading_20_1">
      <style:text-properties fo:font-size="12pt" fo:font-weight="normal" style:font-size-asian="12pt" style:font-weight-asian="normal"/>
    </style:style>
    <style:style style:name="P19" style:family="paragraph" style:parent-style-name="Heading_20_3">
      <style:paragraph-properties style:snap-to-layout-grid="false"/>
      <style:text-properties fo:font-size="12pt" fo:font-style="normal" officeooo:rsid="001569d5" officeooo:paragraph-rsid="001569d5" style:font-size-asian="12pt" style:font-style-asian="normal"/>
    </style:style>
    <style:style style:name="T1" style:family="text">
      <style:text-properties officeooo:rsid="001569d5"/>
    </style:style>
    <style:style style:name="T2" style:family="text">
      <style:text-properties officeooo:rsid="001723bc"/>
    </style:style>
    <style:style style:name="T3" style:family="text">
      <style:text-properties officeooo:rsid="0017f0f3"/>
    </style:style>
    <style:style style:name="T4" style:family="text">
      <style:text-properties officeooo:rsid="001820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7" text:outline-level="1">Actor</text:h>
          </table:table-cell>
          <table:table-cell table:style-name="Tabla1.B1" table:number-columns-spanned="4" office:value-type="string">
            <text:h text:style-name="P19" text:outline-level="3">Pac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1">Es el cliente/paciente que tiene contratados los servicios de nuestra compañía médica.Requerir y hacer uso responsable de servicios. Solicitar citas y/o tratamien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4"><text:span text:style-name="T3">El </text:span>paciente <text:span text:style-name="T3">tendrá relación con los empleados administrativos para trámites como darse de alta, pagos o pedir citas. Y con el resto de actores médicos cuando le estén tratando o diagnosticando(con médicos, enfermeros, auxiliares y fisioterapeutas)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CU- <text:span text:style-name="T4">Gestión de citas, h</text:span>istorial del paciente <text:span text:style-name="T4">y</text:span> gráfica de const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/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8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3">Nº de cliente</text:p>
          </table:table-cell>
          <table:table-cell table:style-name="Tabla2.B3" office:value-type="string">
            <text:p text:style-name="P13">Nº <text:span text:style-name="T2">asociado al</text:span> cliente dado de alta</text:p>
          </table:table-cell>
          <table:table-cell table:style-name="Tabla2.C3" office:value-type="string">
            <text:p text:style-name="P13">int</text:p>
          </table:table-cell>
        </table:table-row>
        <table:table-row table:style-name="Tabla2.2">
          <table:table-cell table:style-name="Tabla2.A4" office:value-type="string">
            <text:p text:style-name="P12">Nombre</text:p>
          </table:table-cell>
          <table:table-cell table:style-name="Tabla2.B4" office:value-type="string">
            <text:p text:style-name="P12">Nombre del <text:span text:style-name="T2">cliente/paciente</text:span></text:p>
          </table:table-cell>
          <table:table-cell table:style-name="Tabla2.C4" office:value-type="string">
            <text:p text:style-name="P12">Cadena de car<text:span text:style-name="T2">a</text:span>cteres</text:p>
          </table:table-cell>
        </table:table-row>
        <table:table-row table:style-name="Tabla2.2">
          <table:table-cell table:style-name="Tabla2.A5" office:value-type="string">
            <text:p text:style-name="P9">DNI</text:p>
          </table:table-cell>
          <table:table-cell table:style-name="Tabla2.B5" office:value-type="string">
            <text:p text:style-name="P9">Documento nacional de identidad <text:span text:style-name="T1">del cliente/paciente</text:span></text:p>
          </table:table-cell>
          <table:table-cell table:style-name="Tabla2.C5" office:value-type="string">
            <text:p text:style-name="P9">Cadena de car<text:span text:style-name="T2">a</text:span>cteres</text:p>
          </table:table-cell>
        </table:table-row>
        <table:table-row table:style-name="Tabla2.2">
          <table:table-cell table:style-name="Tabla2.A5" office:value-type="string">
            <text:p text:style-name="P13">Nº de la Seguridad social</text:p>
          </table:table-cell>
          <table:table-cell table:style-name="Tabla2.B5" office:value-type="string">
            <text:p text:style-name="P13">Nº de la Seguridad social del <text:span text:style-name="T2">cliente/paciente</text:span></text:p>
          </table:table-cell>
          <table:table-cell table:style-name="Tabla2.C5" office:value-type="string">
            <text:p text:style-name="P12">Cadena de car<text:span text:style-name="T2">a</text:span>cteres</text:p>
          </table:table-cell>
        </table:table-row>
        <table:table-row table:style-name="Tabla2.2">
          <table:table-cell table:style-name="Tabla2.A4" office:value-type="string">
            <text:p text:style-name="P14">Domicilio</text:p>
          </table:table-cell>
          <table:table-cell table:style-name="Tabla2.B4" office:value-type="string">
            <text:p text:style-name="P14">Domicilio del cliente</text:p>
          </table:table-cell>
          <table:table-cell table:style-name="Tabla2.C4" office:value-type="string">
            <text:p text:style-name="P14">Cadena de caracteres</text:p>
          </table:table-cell>
        </table:table-row>
        <table:table-row table:style-name="Tabla2.2">
          <table:table-cell table:style-name="Tabla2.A4" office:value-type="string">
            <text:p text:style-name="P14">N.º del médico de familia</text:p>
          </table:table-cell>
          <table:table-cell table:style-name="Tabla2.B4" office:value-type="string">
            <text:p text:style-name="P14">N.º del médico de familia asignado al paciente (el médico que preferiblemente le pasará consulta)</text:p>
          </table:table-cell>
          <table:table-cell table:style-name="Tabla2.C4" office:value-type="string">
            <text:p text:style-name="P14">int</text:p>
          </table:table-cell>
        </table:table-row>
        <table:table-row table:style-name="Tabla2.2">
          <table:table-cell table:style-name="Tabla2.A4" office:value-type="string">
            <text:p text:style-name="P14">Historial médico</text:p>
          </table:table-cell>
          <table:table-cell table:style-name="Tabla2.B4" office:value-type="string">
            <text:p text:style-name="P14">Lista con enfermedades diagnosticadas, pruebas realizadas, ingresos y alergias del paciente.</text:p>
          </table:table-cell>
          <table:table-cell table:style-name="Tabla2.C4" office:value-type="string">
            <text:p text:style-name="P14">Cadena de caracteres</text:p>
          </table:table-cell>
        </table:table-row>
        <table:table-row table:style-name="Tabla2.2">
          <table:table-cell table:style-name="Tabla2.A4" office:value-type="string">
            <text:p text:style-name="P14">e-mail</text:p>
          </table:table-cell>
          <table:table-cell table:style-name="Tabla2.B4" office:value-type="string">
            <text:p text:style-name="P14">E-mail de contacto del cliente</text:p>
          </table:table-cell>
          <table:table-cell table:style-name="Tabla2.C4" office:value-type="string">
            <text:p text:style-name="P14">Cadena de caracteres</text:p>
          </table:table-cell>
        </table:table-row>
        <table:table-row table:style-name="Tabla2.2">
          <table:table-cell table:style-name="Tabla2.A4" office:value-type="string">
            <text:p text:style-name="P16">Teléfono</text:p>
          </table:table-cell>
          <table:table-cell table:style-name="Tabla2.B4" office:value-type="string">
            <text:p text:style-name="P15"><text:span text:style-name="T3">Teléfono</text:span> de contacto del cliente</text:p>
          </table:table-cell>
          <table:table-cell table:style-name="Tabla2.C4" office:value-type="string">
            <text:p text:style-name="P16">int</text:p>
          </table:table-cell>
        </table:table-row>
        <table:table-row table:style-name="Tabla2.2">
          <table:table-cell table:style-name="Tabla2.A4" office:value-type="string">
            <text:p text:style-name="P16">Cuenta bancaria</text:p>
          </table:table-cell>
          <table:table-cell table:style-name="Tabla2.B4" office:value-type="string">
            <text:p text:style-name="P16">Nº de cuenta bancaria del cliente <text:s/></text:p>
          </table:table-cell>
          <table:table-cell table:style-name="Tabla2.C4" office:value-type="string">
            <text:p text:style-name="P16">int</text:p>
          </table:table-cell>
        </table:table-row>
        <table:table-row table:style-name="Tabla2.2">
          <table:table-cell table:style-name="Tabla2.A4" office:value-type="string">
            <text:p text:style-name="P16">Deuda</text:p>
          </table:table-cell>
          <table:table-cell table:style-name="Tabla2.B4" office:value-type="string">
            <text:p text:style-name="P16">Deuda con la compañía(si no ha hecho algún pago)</text:p>
          </table:table-cell>
          <table:table-cell table:style-name="Tabla2.C4" office:value-type="string">
            <text:p text:style-name="P16">int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8"/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34:22.815101423</meta:creation-date>
    <dc:date>2018-04-03T20:28:49.641764021</dc:date>
    <meta:editing-cycles>7</meta:editing-cycles>
    <meta:editing-duration>PT14M19S</meta:editing-duration>
    <meta:generator>LibreOffice/5.1.6.2$Linux_X86_64 LibreOffice_project/10m0$Build-2</meta:generator>
    <meta:document-statistic meta:table-count="3" meta:image-count="0" meta:object-count="0" meta:page-count="1" meta:paragraph-count="50" meta:word-count="206" meta:character-count="1382" meta:non-whitespace-character-count="1224"/>
  </office:meta>
</office:document-meta>
</file>